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ime to ingest 100,000 events, without interconnections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table:style-name="Default" office:value-type="string" calcext:value-type="string">
            <text:p>Averag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.136" calcext:value-type="float">
            <text:p>29.136</text:p>
          </table:table-cell>
          <table:table-cell office:value-type="float" office:value="29.361" calcext:value-type="float">
            <text:p>29.361</text:p>
          </table:table-cell>
          <table:table-cell office:value-type="float" office:value="29.344" calcext:value-type="float">
            <text:p>29.344</text:p>
          </table:table-cell>
          <table:table-cell table:formula="of:=AVERAGE([.B3:.D3])" office:value-type="float" office:value="29.2803333333333" calcext:value-type="float">
            <text:p>29.28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.203" calcext:value-type="float">
            <text:p>15.203</text:p>
          </table:table-cell>
          <table:table-cell office:value-type="float" office:value="15.319" calcext:value-type="float">
            <text:p>15.319</text:p>
          </table:table-cell>
          <table:table-cell office:value-type="float" office:value="15.117" calcext:value-type="float">
            <text:p>15.117</text:p>
          </table:table-cell>
          <table:table-cell table:formula="of:=AVERAGE([.B4:.D4])" office:value-type="float" office:value="15.213" calcext:value-type="float">
            <text:p>15.21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.397" calcext:value-type="float">
            <text:p>12.397</text:p>
          </table:table-cell>
          <table:table-cell office:value-type="float" office:value="12.255" calcext:value-type="float">
            <text:p>12.255</text:p>
          </table:table-cell>
          <table:table-cell office:value-type="float" office:value="12.436" calcext:value-type="float">
            <text:p>12.436</text:p>
          </table:table-cell>
          <table:table-cell table:formula="of:=AVERAGE([.B5:.D5])" office:value-type="float" office:value="12.3626666666667" calcext:value-type="float">
            <text:p>12.363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1.984" calcext:value-type="float">
            <text:p>11.984</text:p>
          </table:table-cell>
          <table:table-cell office:value-type="float" office:value="12.141" calcext:value-type="float">
            <text:p>12.141</text:p>
          </table:table-cell>
          <table:table-cell office:value-type="float" office:value="12.121" calcext:value-type="float">
            <text:p>12.121</text:p>
          </table:table-cell>
          <table:table-cell table:formula="of:=AVERAGE([.B6:.D6])" office:value-type="float" office:value="12.082" calcext:value-type="float">
            <text:p>12.08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1.981" calcext:value-type="float">
            <text:p>11.981</text:p>
          </table:table-cell>
          <table:table-cell office:value-type="float" office:value="11.854" calcext:value-type="float">
            <text:p>11.854</text:p>
          </table:table-cell>
          <table:table-cell office:value-type="float" office:value="12.015" calcext:value-type="float">
            <text:p>12.015</text:p>
          </table:table-cell>
          <table:table-cell table:formula="of:=AVERAGE([.B7:.D7])" office:value-type="float" office:value="11.95" calcext:value-type="float">
            <text:p>11.950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11.954" calcext:value-type="float">
            <text:p>11.954</text:p>
          </table:table-cell>
          <table:table-cell office:value-type="float" office:value="11.995" calcext:value-type="float">
            <text:p>11.995</text:p>
          </table:table-cell>
          <table:table-cell office:value-type="float" office:value="11.97" calcext:value-type="float">
            <text:p>11.97</text:p>
          </table:table-cell>
          <table:table-cell table:formula="of:=AVERAGE([.B8:.D8])" office:value-type="float" office:value="11.973" calcext:value-type="float">
            <text:p>11.97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1.902" calcext:value-type="float">
            <text:p>11.902</text:p>
          </table:table-cell>
          <table:table-cell office:value-type="float" office:value="12.099" calcext:value-type="float">
            <text:p>12.099</text:p>
          </table:table-cell>
          <table:table-cell office:value-type="float" office:value="12.087" calcext:value-type="float">
            <text:p>12.087</text:p>
          </table:table-cell>
          <table:table-cell table:formula="of:=AVERAGE([.B9:.D9])" office:value-type="float" office:value="12.0293333333333" calcext:value-type="float">
            <text:p>12.029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table:number-columns-repeated="2" office:value-type="float" office:value="12.148" calcext:value-type="float">
            <text:p>12.148</text:p>
          </table:table-cell>
          <table:table-cell office:value-type="float" office:value="12.29" calcext:value-type="float">
            <text:p>12.29</text:p>
          </table:table-cell>
          <table:table-cell table:formula="of:=AVERAGE([.B10:.D10])" office:value-type="float" office:value="12.1953333333333" calcext:value-type="float">
            <text:p>12.19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2.39" calcext:value-type="float">
            <text:p>12.39</text:p>
          </table:table-cell>
          <table:table-cell table:number-columns-repeated="2" office:value-type="float" office:value="12.76" calcext:value-type="float">
            <text:p>12.76</text:p>
          </table:table-cell>
          <table:table-cell table:formula="of:=AVERAGE([.B11:.D11])" office:value-type="float" office:value="12.6366666666667" calcext:value-type="float">
            <text:p>12.637</text:p>
          </table:table-cell>
        </table:table-row>
        <table:table-row table:style-name="ro1" table:number-rows-repeated="2">
          <table:table-cell table:number-columns-repeated="4"/>
          <table:table-cell table:style-name="Default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13:24:51.335084994</meta:creation-date>
    <dc:date>2025-02-17T09:32:22.794836168</dc:date>
    <meta:editing-duration>PT19H36M41S</meta:editing-duration>
    <meta:editing-cycles>1</meta:editing-cycles>
    <meta:document-statistic meta:table-count="1" meta:cell-count="51" meta:object-count="0"/>
    <meta:generator>LibreOffice/7.3.7.2$Linux_X86_64 LibreOffice_project/30$Build-2</meta:generator>
  </office:meta>
</office:document-meta>
</file>